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955cm" svg:height="8.412cm" svg:x="0.03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6-10T14:41:02.378175399</dc:date>
    <meta:editing-duration>PT2M53S</meta:editing-duration>
    <meta:editing-cycles>17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56cm" svg:height="8.413cm" xlink:href="." xlink:type="simple" chart:class="chart:scatter" chart:style-name="ch1">
        <chart:plot-area chart:style-name="ch2" chart:data-source-has-labels="both" svg:x="0.299cm" svg:y="0.168cm" svg:width="14.358cm" svg:height="8.077cm">
          <chartooo:coordinate-region svg:x="0.841cm" svg:y="0.367cm" svg:width="13.722cm" svg:height="7.679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062821518156256">
                <text:p>-0.062821518156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188216626637028">
                <text:p>-0.188216626637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312868930080461">
                <text:p>-0.312868930080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436286482793085">
                <text:p>-0.436286482793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557982212078459">
                <text:p>-0.557982212078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677475840490582">
                <text:p>-0.677475840490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907980999479093">
                <text:p>-0.907980999479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907980999479092">
                <text:p>-0.9079809994790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677475840490583">
                <text:p>-0.6774758404905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557982212078459">
                <text:p>-0.557982212078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436286482793087">
                <text:p>-0.4362864827930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374762629171451">
                <text:p>-0.3747626291714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312868930080462">
                <text:p>-0.3128689300804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188216626637028">
                <text:p>-0.188216626637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0628215181562567">
                <text:p>-0.06282151815625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0628215181562557">
                <text:p>0.06282151815625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188216626637027">
                <text:p>0.1882166266370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312868930080461">
                <text:p>0.3128689300804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436286482793086">
                <text:p>0.4362864827930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557982212078458">
                <text:p>0.5579822120784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677475840490582">
                <text:p>0.6774758404905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79429578126956">
                <text:p>0.794295781269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907980999479091">
                <text:p>0.9079809994790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41421356237309">
                <text:p>1.414213562373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95183352387749">
                <text:p>1.951833523877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